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P3" style:family="paragraph" style:parent-style-name="Standard">
      <style:text-properties style:font-name="文泉驿等宽正黑" fo:font-size="9pt" style:font-name-asian="文泉驿等宽正黑" style:font-size-asian="9pt" style:font-size-complex="9pt"/>
    </style:style>
    <style:style style:name="T1" style:family="text">
      <style:text-properties style:font-name="文泉驿等宽正黑" style:font-name-asian="文泉驿等宽正黑"/>
    </style:style>
    <style:style style:name="T2" style:family="text">
      <style:text-properties style:font-name="文泉驿等宽正黑" fo:font-size="11pt" style:font-name-asian="文泉驿等宽正黑" style:font-size-asian="11pt" style:font-size-complex="11pt"/>
    </style:style>
    <style:style style:name="T3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36"/>介绍CouchDB的Log模块</text:p>
      <text:p text:style-name="P2"/>
      <text:p text:style-name="P2"/>
      <text:p text:style-name="P2">1. CouchDB的Log支持四种等级, 日志的记录是追加方式的.</text:p>
      <text:p text:style-name="P2">error</text:p>
      <text:p text:style-name="P2">info</text:p>
      <text:p text:style-name="P2">debug</text:p>
      <text:p text:style-name="P2">tmi</text:p>
      <text:p text:style-name="P2"/>
      <text:p text:style-name="P2">配置文件如下:</text:p>
      <text:p text:style-name="P2">[log]</text:p>
      <text:p text:style-name="P2">file = my_couchdb.log</text:p>
      <text:p text:style-name="P2">level = error | info | debug | tmi <text:s/></text:p>
      <text:p text:style-name="P2">include_sasl = false | true</text:p>
      <text:p text:style-name="P2"/>
      <text:p text:style-name="P2">include_sasl表示是否会记录error_logger:error_msg/2和error_logger:error_report/2的消息</text:p>
      <text:p text:style-name="P2">到日志文件. 如果设置为true, 则上面两个APIs的消息会被同步记录到couchdb的错误日志文件,否则则不会被记录.</text:p>
      <text:p text:style-name="P2"/>
      <text:p text:style-name="P2">2. 日志模块的使用:</text:p>
      <text:p text:style-name="P2">在couch_db.hrl中定义了记录错误日志的宏, 使用方式参考下面例子:</text:p>
      <text:p text:style-name="Standard"><text:span text:style-name="T2"/></text:p>
      <text:p text:style-name="P1"><text:span text:style-name="T1">-module(couch_log_test).</text:span></text:p>
      <text:p text:style-name="P1"><text:span text:style-name="T1">-include("couch_db.hrl").</text:span></text:p>
      <text:p text:style-name="P1"><text:span text:style-name="T1">-export([run/0]).</text:span></text:p>
      <text:p text:style-name="P1"><text:span text:style-name="T1">run() -&gt;</text:span></text:p>
      <text:p text:style-name="P1"><text:span text:style-name="T1"><text:s text:c="4"/>?LOG_DEBUG("this is debug msg~n", []),</text:span></text:p>
      <text:p text:style-name="P1"><text:span text:style-name="T1"><text:s text:c="4"/>?LOG_INFO("this is info msg~n", []),</text:span></text:p>
      <text:p text:style-name="P1"><text:span text:style-name="T1"><text:s text:c="4"/>?LOG_ERROR("this is error msg~n", []),</text:span></text:p>
      <text:p text:style-name="P1"><text:span text:style-name="T1"><text:s text:c="4"/>error_logger:error_msg("this is error_logger:error_msg msg~n", []),</text:span></text:p>
      <text:p text:style-name="P1"><text:span text:style-name="T1"><text:s text:c="4"/>error_logger:error_report("this is error_logger:error_report msg~n", []).</text:span></text:p>
      <text:p text:style-name="Standard"><text:span text:style-name="T2"/></text:p>
      <text:p text:style-name="P2">3. 测试:</text:p>
      <text:p text:style-name="P2">&lt;1&gt; couchdb1.cfg</text:p>
      <text:p text:style-name="P2">[log]</text:p>
      <text:p text:style-name="P2">file = my_couchdb1.log</text:p>
      <text:p text:style-name="P2">level = debug</text:p>
      <text:p text:style-name="P2">include_sasl = true <text:s text:c="6"/></text:p>
      <text:p text:style-name="P2">调用2中的run/0产生的日志(error_logger的调用会被同步记录到日志文件):</text:p>
      <text:p text:style-name="P3">[Mon, 16 Aug 2010 06:47:08 GMT] [debug] [&lt;0.39.0&gt;] this is debug msg</text:p>
      <text:p text:style-name="P3"></text:p>
      <text:p text:style-name="P3"></text:p>
      <text:p text:style-name="P3">[Mon, 16 Aug 2010 06:47:08 GMT] [info] [&lt;0.39.0&gt;] this is info msg</text:p>
      <text:p text:style-name="P3"><text:soft-page-break/></text:p>
      <text:p text:style-name="P3"></text:p>
      <text:p text:style-name="P3">[Mon, 16 Aug 2010 06:47:08 GMT] [error] [&lt;0.39.0&gt;] this is error msg</text:p>
      <text:p text:style-name="P3"></text:p>
      <text:p text:style-name="P3"></text:p>
      <text:p text:style-name="P3">[Mon, 16 Aug 2010 06:47:08 GMT] [error] [&lt;0.39.0&gt;] this is error_logger:error_msg msg</text:p>
      <text:p text:style-name="P3"></text:p>
      <text:p text:style-name="P3"></text:p>
      <text:p text:style-name="P3">[Mon, 16 Aug 2010 06:47:08 GMT] [error] [&lt;0.39.0&gt;] {error_report,&lt;0.26.0&gt;,</text:p>
      <text:p text:style-name="P3"><text:s text:c="14"/>{&lt;0.39.0&gt;,"this is error_logger:error_report msg~n",[]}}</text:p>
      <text:p text:style-name="P2"/>
      <text:p text:style-name="P2">&lt;2&gt; couchdb2.cfg</text:p>
      <text:p text:style-name="P2">[log]</text:p>
      <text:p text:style-name="P2">file = my_couchdb2.log</text:p>
      <text:p text:style-name="P2">level = debug</text:p>
      <text:p text:style-name="Standard"><text:span text:style-name="T2">include_sasl = false</text:span></text:p>
      <text:p text:style-name="P2">调用2中的run/0产生的日志(error_logger的调用不会被记录到日志文件):</text:p>
      <text:p text:style-name="P3">[Mon, 16 Aug 2010 06:48:34 GMT] [debug] [&lt;0.39.0&gt;] this is debug msg</text:p>
      <text:p text:style-name="P3"></text:p>
      <text:p text:style-name="P3"></text:p>
      <text:p text:style-name="P3">[Mon, 16 Aug 2010 06:48:34 GMT] [info] [&lt;0.39.0&gt;] this is info msg</text:p>
      <text:p text:style-name="P3"></text:p>
      <text:p text:style-name="P3"></text:p>
      <text:p text:style-name="P3">[Mon, 16 Aug 2010 06:48:34 GMT] [error] [&lt;0.39.0&gt;] this is error msg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4:49:29</meta:creation-date>
    <meta:generator>OpenOffice.org/3.2$Linux OpenOffice.org_project/320m12$Build-9483</meta:generator>
    <dc:date>2010-08-16T14:59:08</dc:date>
    <dc:creator>liqiang </dc:creator>
    <meta:editing-duration>PT00H09M39S</meta:editing-duration>
    <meta:editing-cycles>5</meta:editing-cycles>
    <meta:document-statistic meta:table-count="0" meta:image-count="0" meta:object-count="0" meta:page-count="2" meta:paragraph-count="59" meta:word-count="296" meta:character-count="1648"/>
  </office:meta>
</office:document-meta>
</file>